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20000029B37AE42FB.png"/>
  <manifest:file-entry manifest:media-type="image/png" manifest:full-path="Pictures/1000020100000209000000B5BF5D97BB.png"/>
  <manifest:file-entry manifest:media-type="image/png" manifest:full-path="Pictures/1000020100000212000001AF7F5F33C4.png"/>
  <manifest:file-entry manifest:media-type="image/png" manifest:full-path="Pictures/10000000000000200000002000309F1C.png"/>
  <manifest:file-entry manifest:media-type="image/png" manifest:full-path="Pictures/1000000000000780000004385B66DA8D.png"/>
  <manifest:file-entry manifest:media-type="image/png" manifest:full-path="Pictures/1000020100000212000001AF522F15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891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text-properties fo:font-size="20pt"/>
    </style:style>
    <style:style style:name="T1" style:family="text">
      <style:text-properties fo:color="#00ae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8.85cm" svg:height="6.548cm" svg:x="4.575cm" svg:y="2.5cm">
          <draw:image xlink:href="Pictures/1000020100000209000000B5BF5D97BB.png" xlink:type="simple" xlink:show="embed" xlink:actuate="onLoad">
            <text:p/>
          </draw:image>
        </draw:frame>
        <draw:frame draw:style-name="gr3" draw:text-style-name="P2" draw:layer="layout" svg:width="6.234cm" svg:height="2.301cm" svg:x="10.883cm" svg:y="11cm">
          <draw:text-box>
            <text:p text:style-name="P1"><text:span text:style-name="T1">By:</text:span><text:span text:style-name="T1"><text:line-break/></text:span><text:span text:style-name="T1">Joseph Myer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Planet combat</text:p>
              </text:list-item>
              <text:list-item>
                <text:p>Custom fonts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Successe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>
          <draw:text-box>
            <text:list text:style-name="L2">
              <text:list-item>
                <text:p>Saving/loading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Failures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6cm">
          <draw:image xlink:href="Pictures/1000000000000780000004385B66DA8D.png" xlink:type="simple" xlink:show="embed" xlink:actuate="onLoad">
            <text:p/>
          </draw:image>
        </draw:frame>
        <draw:frame presentation:style-name="pr2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Visual Studio corrupting code on compiling</text:p>
              </text:list-item>
              <text:list-item>
                <text:p>Managed to construct game from uncorrupted cod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Corruption</text:p>
          </draw:text-box>
        </draw:frame>
        <draw:frame draw:style-name="gr2" draw:text-style-name="P1" draw:layer="layout" svg:width="25.032cm" svg:height="17.649cm" svg:x="-5.781cm" svg:y="-0.304cm">
          <draw:image xlink:href="Pictures/10000000000003B20000029B37AE42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5" draw:text-style-name="P1" draw:layer="layout" svg:width="25.032cm" svg:height="17.649cm" svg:x="1.5cm" svg:y="1.351cm">
          <draw:image xlink:href="Pictures/10000000000003B20000029B37AE42FB.png" xlink:type="simple" xlink:show="embed" xlink:actuate="onLoad">
            <text:p text:style-name="P1">m</text:p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8.693cm" svg:height="15.201cm" svg:x="4.307cm" svg:y="2.799cm">
          <draw:image xlink:href="Pictures/1000020100000212000001AF522F15C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draw:frame draw:style-name="gr2" draw:text-style-name="P1" draw:layer="layout" svg:width="18.693cm" svg:height="15.201cm" svg:x="4.307cm" svg:y="3cm">
          <draw:image xlink:href="Pictures/1000020100000212000001AF7F5F33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28.5cm" svg:height="21.093cm" svg:x="0cm" svg:y="0.005cm">
          <draw:image xlink:href="Pictures/1000000000000780000004385B66DA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solid" draw:fill-color="#ffffff" draw:opacity="100%" draw:fill-image-width="0cm" draw:fill-image-height="0cm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H10M14S</meta:editing-duration>
    <meta:editing-cycles>10</meta:editing-cycles>
    <meta:generator>OpenOffice.org/3.3$Win32 OpenOffice.org_project/330m20$Build-9567</meta:generator>
    <dc:date>2013-11-23T14:46:14.20</dc:date>
    <dc:creator>joe </dc:creator>
    <meta:document-statistic meta:object-count="57"/>
  </office:meta>
</office:document-meta>
</file>